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 eu nunc et justo eleifend commodo. Praesent at ex diam. Sed sed eleifend tortor, sit amet euismod ex. Suspendisse porttitor quam tortor, eget consectetur massa congue eget. Sed tortor enim, tempus eu tortor a, rutrum placerat dolor. Quisque at tristique eros. Curabitur nec porttitor ante, eget sodales orci. Sed lorem neque, tempus eget congue porttitor, tempus vel mi. Cras aliquam bibendum finibus. Sed nec imperdiet ex, et varius nunc. Pellentesque facilisis nec metus sed auctor. In eleifend eros id erat posuere fringilla.</text:p>
      <text:p text:style-name="Text_20_body">Maecenas tincidunt massa ut rutrum malesuada. Donec vel mauris dapibus, suscipit urna quis, lacinia neque. Curabitur tempor justo massa, at cursus massa vulputate quis. Interdum et malesuada fames ac ante ipsum primis in faucibus. Nam tellus lorem, dictum vitae nibh ut, consectetur viverra est. Vivamus iaculis egestas neque non facilisis. Vestibulum sed interdum odio.</text:p>
      <text:p text:style-name="Text_20_body">Etiam magna odio, rutrum at tortor sit amet, tincidunt semper neque. Curabitur mollis diam sit amet mi faucibus elementum. Vivamus luctus ut dolor eu cursus. Maecenas gravida eu lectus eu venenatis. Praesent velit est, lobortis eget turpis nec, pulvinar laoreet orci. Cras eget maximus risus. Nullam viverra leo velit, eget malesuada diam aliquam quis. Donec aliquet, eros nec condimentum sagittis, odio metus sagittis turpis, at blandit velit ipsum at odio.</text:p>
      <text:p text:style-name="Text_20_body">Fusce sit amet mi eget lacus sodales posuere sed eu ante. Pellentesque a urna ullamcorper, pellentesque dui ut, eleifend quam. In vel lacinia metus, sit amet vehicula quam. Nullam eget tincidunt tellus. Suspendisse potenti. Aliquam erat volutpat. Nunc aliquam mattis diam, sed hendrerit nunc malesuada et. Vivamus feugiat urna in magna consectetur volutpat. Suspendisse in turpis turpis. Pellentesque elementum sem massa, sit amet sagittis magna accumsan in. Aliquam scelerisque eros sed sapien ultricies condimentum. Ut mollis aliquet condimentum. Mauris sit amet semper nibh. Morbi placerat felis eu vulputate elementum. Maecenas eget feugiat tortor, vel sagittis ante.</text:p>
      <text:p text:style-name="Text_20_body">Mauris ultricies enim fermentum nisl laoreet fermentum. Proin placerat eros quis ante sagittis, ac posuere erat blandit. Maecenas mollis malesuada mauris sed condimentum. Donec eget justo at mauris porttitor molestie. Etiam laoreet tempus tincidunt. Fusce sed pretium enim. Praesent aliquam, nisi id viverra ullamcorper, velit ex imperdiet arcu, non vehicula diam purus in ipsum. Pellentesque habitant morbi tristique senectus et netus et malesuada fames ac turpis egestas. Donec at maximus orci, ac interdum nunc. Proin ac pretium ligula, et facilisis ne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S</meta:editing-duration>
    <meta:editing-cycles>3</meta:editing-cycles>
    <meta:generator>LibreOffice/5.1.3.2$Windows_x86 LibreOffice_project/644e4637d1d8544fd9f56425bd6cec110e49301b</meta:generator>
    <dc:date>2017-05-16T10:13:43.396000000</dc:date>
    <meta:document-statistic meta:table-count="0" meta:image-count="0" meta:object-count="0" meta:page-count="1" meta:paragraph-count="5" meta:word-count="392" meta:character-count="2646" meta:non-whitespace-character-count="2259"/>
    <meta:user-defined meta:name="Info 1"/>
    <meta:user-defined meta:name="Info 2"/>
    <meta:user-defined meta:name="Info 3"/>
    <meta:user-defined meta:name="Info 4"/>
  </office:meta>
</office:document-meta>
</file>

<file path=META-INF/documentsignatures.xml><?xml version="1.0" encoding="utf-8"?>
<document-signatures xmlns="urn:oasis:names:tc:opendocument:xmlns:digitalsignature:1.0">
  <Signature xmlns="http://www.w3.org/2000/09/xmldsig#" Id="4b398b9d-664f-49ea-8c2a-452829f54323">
    <SignedInfo>
      <CanonicalizationMethod Algorithm="http://www.w3.org/TR/2001/REC-xml-c14n-20010315"/>
      <SignatureMethod Algorithm="http://www.w3.org/2000/09/xmldsig#rsa-sha1"/>
      <Reference URI="mimetype">
        <DigestMethod Algorithm="http://www.w3.org/2000/09/xmldsig#sha1"/>
        <DigestValue>kBA8vElORIEynUWPvr1bzZKG3hw=</DigestValue>
      </Reference>
      <Reference URI="META-INF/manifest.xml">
        <Transforms>
          <Transform Algorithm="http://www.w3.org/TR/2001/REC-xml-c14n-20010315"/>
        </Transforms>
        <DigestMethod Algorithm="http://www.w3.org/2000/09/xmldsig#sha1"/>
        <DigestValue>vhcjq+oz0f9I9EEYfUqaqArFILo=</DigestValue>
      </Reference>
      <Reference URI="Configurations2/accelerator/current.xml">
        <DigestMethod Algorithm="http://www.w3.org/2000/09/xmldsig#sha1"/>
        <DigestValue>2jmj7l5rSw0yVb/vlWAYkK/YBwk=</DigestValue>
      </Reference>
      <Reference URI="styles.xml">
        <Transforms>
          <Transform Algorithm="http://www.w3.org/TR/2001/REC-xml-c14n-20010315"/>
        </Transforms>
        <DigestMethod Algorithm="http://www.w3.org/2000/09/xmldsig#sha1"/>
        <DigestValue>xJ0RdLeY0ZH93J2REiOls9cNDFM=</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iELmTqUM8gOe73Bow7/gdX0by/A=</DigestValue>
      </Reference>
      <Reference URI="settings.xml">
        <Transforms>
          <Transform Algorithm="http://www.w3.org/TR/2001/REC-xml-c14n-20010315"/>
        </Transforms>
        <DigestMethod Algorithm="http://www.w3.org/2000/09/xmldsig#sha1"/>
        <DigestValue>ebIDJpRbVrX6DhsdfXdtO+5fz8k=</DigestValue>
      </Reference>
      <Reference URI="Thumbnails/thumbnail.png">
        <DigestMethod Algorithm="http://www.w3.org/2000/09/xmldsig#sha1"/>
        <DigestValue>XETX445hORXTEBOdvfnW7sDmkkw=</DigestValue>
      </Reference>
      <Reference URI="content.xml">
        <Transforms>
          <Transform Algorithm="http://www.w3.org/TR/2001/REC-xml-c14n-20010315"/>
        </Transforms>
        <DigestMethod Algorithm="http://www.w3.org/2000/09/xmldsig#sha1"/>
        <DigestValue>4FzeIwvXdGU62KBTeQkF5iUZNjo=</DigestValue>
      </Reference>
      <Reference URI="#e134a31c-093a-4e4a-9a71-a628a8f0c98a">
        <DigestMethod Algorithm="http://www.w3.org/2000/09/xmldsig#sha1"/>
        <DigestValue>pKRUlt7B8hZjmBpeV04dA3lo2jk=</DigestValue>
      </Reference>
    </SignedInfo>
    <SignatureValue>Acx9sr+EleZhYIXVrJGcz87o4TLPcF8eo2x+TgvdScHTyIjnAdrIxZJPAPapN2GfRKRrLmGBRBLS
vBRyKodG1koLGM3uAD9e7YXah54SuX1+LiKdBSX42uVwHi6aKiaeNsiuxr1j9mNefl1d1ImyyAEu
lSQJqiG6i3ZQOn2uKrf1HM8MgCj5Oabc4IdiUWDm+DSvH8ii2k7lTVjkpPeORRxv9lssnpd2YyZo
lQh2g7r82DJ36AErA/yfCNFIqbnJSIXMtwbyidzW1ti60cwDwOBmjVFq7LvMH8v62ouvurOd5+mV
kkCbmxyNtsOwpXnN5QSTlhz9xoc00/gTuuYvaw==</SignatureValue>
    <KeyInfo>
      <X509Data>
        <X509SubjectName>CN=ALONSO CALVO MARIO |07504489A,OU=PERSONAS,O=MDEF,C=ES</X509SubjectName>
        <X509Certificate>MIIHWTCCBkGgAwIBAgIDCaSgMA0GCSqGSIb3DQEBBQUAMEQxCzAJBgNVBAYTAkVTMQ0wCwYDVQQK
EwRNREVGMQwwCgYDVQQLEwNQS0kxGDAWBgNVBAMTD01JTklTREVGLUVDLVdQRzAeFw0xNjAzMDEx
MTA3MzhaFw0xODAzMDExMTA3MzhaMFcxCzAJBgNVBAYTAkVTMQ0wCwYDVQQKDARNREVGMREwDwYD
VQQLDAhQRVJTT05BUzEmMCQGA1UEAwwdQUxPTlNPIENBTFZPIE1BUklPIHwwNzUwNDQ4OUEwggEi
MA0GCSqGSIb3DQEBAQUAA4IBDwAwggEKAoIBAQCL+Taaok3iB+pxTMM3qzoE6bBjSaZqPOghNtc8
Uyq2jcD8ASlxtucEgceMgl84LllzcxYoA02OuMER8Q6OEpF7oRqbMtmHaHBHOfHHRB+x0MDRFb4q
eZXemPlvmL3NRXfhe+uaW1iy50Lpl3mFcJ47R+cv8QdgtvOusWGZU5zYZ47Bj/vFVj5TLNEnxugM
rdHkKE8A8ZdHV2mUnILnW8qc98bhKXPheziUJ7xjq5jYk1Vk9MM7ae6OGBORUnPsWIw9+aQEXSlj
+uqWjbvRtHo46ppE+cEtKpaKGgUkbgo5Xfkc4c9wDu8qaRuo2swc91jJR9N7beSnuNmEUjuoPYih
AgMBAAGjggQ/MIIEOzAeBgNVHREEFzAVgRNtYWxvbnNvY0BleHQubWRlLmVzMIHEBgNVHRIEgbww
gbmBD2FncG1kQG9jLm1kZS5lc6SBpTCBojELMAkGA1UEBhMCRVMxDTALBgNVBAoMBE1ERUYxDDAK
BgNVBAsMA1BLSTEmMCQGA1UEBwwdQXJ0dXJvIFNvcmlhIDI4OSAyODA3MSBNYWRyaWQxEjAQBgNV
BAUTCVMyODAwMjMxSTEpMCcGA1UECwwgTWluaXN0ZXJpbyBkZSBEZWZlbnNhIGRlIEVzcGHDsWEx
DzANBgNVBAMMBlBLSURFRjAMBgNVHRMBAf8EAjAAMA4GA1UdDwEB/wQEAwIGQDAdBgNVHQ4EFgQU
VLIfXTTYC9SSYlQCAOMy0oY4fFQwHwYDVR0jBBgwFoAUq+O5IYBb+nYPx0bbsJuIC1qxyrIwOAYI
KwYBBQUHAQEELDAqMCgGCCsGAQUFBzABhhxodHRwOi8vZXYwMS13cGcubWRlZi5lczo5MzA4MC8G
CCsGAQUFBwEDBCMwITAIBgYEAI5GAQEwCwYGBACORgEDAgEPMAgGBgQAjkYBBDCCAQIGA1UdIASB
+jCB9zCB9AYJYIVUAQEBAQMCMIHmMCoGCCsGAQUFBwIBFh5odHRwOi8vcGtpLm1kZWYuZXMvY3Bz
L2Nwcy5odG0wgbcGCCsGAQUFBwICMIGqGoGnQ2VydGlmaWNhZG8gcmVjb25vY2lkbyBkZSBmaXJt
YSBlbGVjdHJvbmljYSBwYXJhIHBlcnNvbmEgZmlzaWNhIGV4cGVkaWRvIHBvciBlbCBNaW5pc3Rl
cmlvIGRlIERlZmVuc2EgZGUgRXNwYfFhIChQS0lERUYsIENJRiBTMjgwMDIzMUksIEFydHVybyBT
b3JpYSAyODkgMjgwNzEgTWFkcmlkKS4wggGBBgNVHR8EggF4MIIBdDCCAXCgggFsoIIBaIaBtmxk
YXA6Ly8vQ049TUlOSVNERUYtRUMtV1BHLENOPUVDLVdQRyxDTj1DRFAsQ049UHVibGljJTIwS2V5
JTIwU2VydmljZXMsQ049U2VydmljZXMsQ049Q29uZmlndXJhdGlvbixEQz1ldCxEQz1tZGUsREM9
ZXM/Y2VydGlmaWNhdGVSZXZvY2F0aW9uTGlzdD9iYXNlP29iamVjdGNsYXNzPWNSTERpc3RyaWJ1
dGlvblBvaW50hn1sZGFwOi8vbGRhcC5tZGVmLmVzL2NuPU1JTklTREVGLUNSTC1FQy1XUEcsT1U9
UEtJLE89TURFRixDPUVTP2NlcnRpZmljYXRlUmV2b2NhdGlvbkxpc3Q/YmFzZT9vYmplY3RjbGFz
cz1jUkxEaXN0cmlidXRpb25Qb2ludIYuaHR0cDovL3BraS5tZGVmLmVzL2NybC9NSU5JU0RFRi1D
UkwtRUMtV1BHLmNybDANBgkqhkiG9w0BAQUFAAOCAQEAJeLg5wy1Q9qww5Ze490kQafqaEZ1LGRL
wtxZ5a45kojt32EMR79njVJCim0YDOeW7AKS63JvyLxSU4m1plHhPa4Hfzxa/f5J3SC8m8/YYWsi
i6IEvI2SpVFiD9z4etOfitOCe2nlW3HkyUN1baF3HyPcX7x0G4+Lj3f7k+qeUBgHxBx+dcmFbFNQ
YtkDpDuRu4Io8p4LVVgidQv5bKggFg2VAs/C3IKkqaMUdNfmfI1blIoXlb6Ah2h3PsvJyjZcEPvw
4uIxEwbUL6wquyUMtBwVZmCipqT+01XOfv87v1fGHg8zdO90/JLnWAq1mLliilIen7Sb7vfcpY6i
w55hxg==</X509Certificate>
      </X509Data>
    </KeyInfo>
    <Object>
      <SignatureProperties>
        <SignatureProperty Id="e134a31c-093a-4e4a-9a71-a628a8f0c98a" Target="#4b398b9d-664f-49ea-8c2a-452829f54323">
          <dc:date xmlns:dc="http://purl.org/dc/elements/1.1/">2017-06-12T12:16:35,67</dc:date>
        </SignatureProperty>
      </SignatureProperties>
    </Object>
  </Signature>
</document-signatures>
</file>